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bda4888244dfdcb95319ed54599ce8ba" style:family="table-column">
      <style:table-column-properties fo:break-before="auto" style:use-optimal-column-width="false" style:column-width="6cm"/>
    </style:style>
    <style:style style:name="odsStyleTableColumn-bac8458eaca9d06062f2dda8381dd91c" style:family="table-column">
      <style:table-column-properties fo:break-before="auto" style:use-optimal-column-width="false" style:column-width="5cm"/>
    </style:style>
    <style:style style:name="odsStyleTableColumn-41351d48be689dbbcffe0d4039e62012" style:family="table-column">
      <style:table-column-properties fo:break-before="auto" style:use-optimal-column-width="false" style:column-width="3cm"/>
    </style:style>
    <style:style style:name="odsStyleTableCell-b709797c4efc1f7e4fc2a157840bac21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471825f82429ea7cfa4d7536816d1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8bd2ae53654bb6250773ac611cd186a6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b0d1e5782e21380cdd1c0c2bf2b981e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d93f8e27b49cfa15d9518b4438004e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72f632f8c1aab2086e835e34874ea46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bda4888244dfdcb95319ed54599ce8ba" table:default-cell-style-name="Default"/>
        <table:table-column table:style-name="odsStyleTableColumn-bac8458eaca9d06062f2dda8381dd91c" table:default-cell-style-name="Default"/>
        <table:table-column table:style-name="odsStyleTableColumn-41351d48be689dbbcffe0d4039e62012" table:default-cell-style-name="Default"/>
        <table:table-column table:style-name="odsStyleTableColumn-41351d48be689dbbcffe0d4039e62012" table:default-cell-style-name="Default"/>
        <table:table-column table:style-name="odsStyleTableColumn-41351d48be689dbbcffe0d4039e6201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709797c4efc1f7e4fc2a157840bac21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471825f82429ea7cfa4d7536816d12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471825f82429ea7cfa4d7536816d121" table:number-columns-spanned="5" table:number-rows-spanned="1" office:value-type="string">
            <text:p>TABLA No. 40-24</text:p>
          </table:table-cell>
          <table:covered-table-cell table:number-columns-repeated="4"/>
        </table:table-row>
        <table:table-row table:style-name="ro1">
          <table:table-cell table:style-name="odsStyleTableCell-4471825f82429ea7cfa4d7536816d121" table:number-columns-spanned="5" table:number-rows-spanned="1" office:value-type="string">
            <text:p>TABLA DE COTIZACIONES DEL 29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471825f82429ea7cfa4d7536816d12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8bd2ae53654bb6250773ac611cd186a6" office:value-type="string">
            <text:p>PAIS</text:p>
          </table:table-cell>
          <table:table-cell table:style-name="odsStyleTableCell-8bd2ae53654bb6250773ac611cd186a6" office:value-type="string">
            <text:p>UNIDAD MONETARIA</text:p>
          </table:table-cell>
          <table:table-cell table:style-name="odsStyleTableCell-8bd2ae53654bb6250773ac611cd186a6" office:value-type="string">
            <text:p>MONEDA</text:p>
          </table:table-cell>
          <table:table-cell table:style-name="odsStyleTableCell-8bd2ae53654bb6250773ac611cd186a6" office:value-type="string">
            <text:p>TIPO DE CAMBIO EN Bs POR UNIDAD DE MONEDA EXTRANJERA</text:p>
          </table:table-cell>
          <table:table-cell table:style-name="odsStyleTableCell-8bd2ae53654bb6250773ac611cd186a6" office:value-type="string">
            <text:p>TIPO DE CAMBIO EN M.E.</text:p>
          </table:table-cell>
        </table:table-row>
        <table:table-row table:style-name="ro1">
          <table:table-cell table:style-name="odsStyleTableCell-7b0d1e5782e21380cdd1c0c2bf2b981e" office:value-type="string">
            <text:p>ESTADOS UNIDOS</text:p>
          </table:table-cell>
          <table:table-cell table:style-name="odsStyleTableCell-7b0d1e5782e21380cdd1c0c2bf2b981e" office:value-type="string">
            <text:p>DOLAR VENTA</text:p>
          </table:table-cell>
          <table:table-cell table:style-name="odsStyleTableCell-7b0d1e5782e21380cdd1c0c2bf2b981e" office:value-type="string">
            <text:p>USD.VENTA</text:p>
          </table:table-cell>
          <table:table-cell table:style-name="odsStyleTableCell-5d93f8e27b49cfa15d9518b4438004e5" office:value-type="string">
            <text:p>6.96000</text:p>
          </table:table-cell>
          <table:table-cell table:style-name="odsStyleTableCell-5d93f8e27b49cfa15d9518b4438004e5" office:value-type="string">
            <text:p/>
          </table:table-cell>
        </table:table-row>
        <table:table-row table:style-name="ro1">
          <table:table-cell table:style-name="odsStyleTableCell-7b0d1e5782e21380cdd1c0c2bf2b981e" office:value-type="string">
            <text:p>ESTADOS UNIDOS</text:p>
          </table:table-cell>
          <table:table-cell table:style-name="odsStyleTableCell-7b0d1e5782e21380cdd1c0c2bf2b981e" office:value-type="string">
            <text:p>DOLAR COMPRA</text:p>
          </table:table-cell>
          <table:table-cell table:style-name="odsStyleTableCell-7b0d1e5782e21380cdd1c0c2bf2b981e" office:value-type="string">
            <text:p>USD.COMPRA</text:p>
          </table:table-cell>
          <table:table-cell table:style-name="odsStyleTableCell-5d93f8e27b49cfa15d9518b4438004e5" office:value-type="string">
            <text:p>6.86000</text:p>
          </table:table-cell>
          <table:table-cell table:style-name="odsStyleTableCell-5d93f8e27b49cfa15d9518b4438004e5" office:value-type="string">
            <text:p/>
          </table:table-cell>
        </table:table-row>
        <table:table-row table:style-name="ro1">
          <table:table-cell table:style-name="odsStyleTableCell-7b0d1e5782e21380cdd1c0c2bf2b981e" office:value-type="string">
            <text:p>UNION EUROPEA</text:p>
          </table:table-cell>
          <table:table-cell table:style-name="odsStyleTableCell-7b0d1e5782e21380cdd1c0c2bf2b981e" office:value-type="string">
            <text:p>EURO</text:p>
          </table:table-cell>
          <table:table-cell table:style-name="odsStyleTableCell-7b0d1e5782e21380cdd1c0c2bf2b981e" office:value-type="string">
            <text:p>EUR</text:p>
          </table:table-cell>
          <table:table-cell table:style-name="odsStyleTableCell-5d93f8e27b49cfa15d9518b4438004e5" office:value-type="string">
            <text:p>7.43559</text:p>
          </table:table-cell>
          <table:table-cell table:style-name="odsStyleTableCell-5d93f8e27b49cfa15d9518b4438004e5" office:value-type="string">
            <text:p>0.92259</text:p>
          </table:table-cell>
        </table:table-row>
        <table:table-row table:style-name="ro1">
          <table:table-cell table:style-name="odsStyleTableCell-7b0d1e5782e21380cdd1c0c2bf2b981e" office:value-type="string">
            <text:p>JAPON</text:p>
          </table:table-cell>
          <table:table-cell table:style-name="odsStyleTableCell-7b0d1e5782e21380cdd1c0c2bf2b981e" office:value-type="string">
            <text:p>YEN</text:p>
          </table:table-cell>
          <table:table-cell table:style-name="odsStyleTableCell-7b0d1e5782e21380cdd1c0c2bf2b981e" office:value-type="string">
            <text:p>JPY</text:p>
          </table:table-cell>
          <table:table-cell table:style-name="odsStyleTableCell-5d93f8e27b49cfa15d9518b4438004e5" office:value-type="string">
            <text:p>0.04553</text:p>
          </table:table-cell>
          <table:table-cell table:style-name="odsStyleTableCell-5d93f8e27b49cfa15d9518b4438004e5" office:value-type="string">
            <text:p>150.68000</text:p>
          </table:table-cell>
        </table:table-row>
        <table:table-row table:style-name="ro1">
          <table:table-cell table:style-name="odsStyleTableCell-7b0d1e5782e21380cdd1c0c2bf2b981e" office:value-type="string">
            <text:p>ARABIA SAUDITA</text:p>
          </table:table-cell>
          <table:table-cell table:style-name="odsStyleTableCell-7b0d1e5782e21380cdd1c0c2bf2b981e" office:value-type="string">
            <text:p>RIYAL SAUDÍ</text:p>
          </table:table-cell>
          <table:table-cell table:style-name="odsStyleTableCell-7b0d1e5782e21380cdd1c0c2bf2b981e" office:value-type="string">
            <text:p>SAR</text:p>
          </table:table-cell>
          <table:table-cell table:style-name="odsStyleTableCell-5d93f8e27b49cfa15d9518b4438004e5" office:value-type="string">
            <text:p>1.82919</text:p>
          </table:table-cell>
          <table:table-cell table:style-name="odsStyleTableCell-5d93f8e27b49cfa15d9518b4438004e5" office:value-type="string">
            <text:p>3.75030</text:p>
          </table:table-cell>
        </table:table-row>
        <table:table-row table:style-name="ro1">
          <table:table-cell table:style-name="odsStyleTableCell-7b0d1e5782e21380cdd1c0c2bf2b981e" office:value-type="string">
            <text:p>ARGELIA</text:p>
          </table:table-cell>
          <table:table-cell table:style-name="odsStyleTableCell-7b0d1e5782e21380cdd1c0c2bf2b981e" office:value-type="string">
            <text:p>DINAR ARGELINO</text:p>
          </table:table-cell>
          <table:table-cell table:style-name="odsStyleTableCell-7b0d1e5782e21380cdd1c0c2bf2b981e" office:value-type="string">
            <text:p>DZD</text:p>
          </table:table-cell>
          <table:table-cell table:style-name="odsStyleTableCell-5d93f8e27b49cfa15d9518b4438004e5" office:value-type="string">
            <text:p>0.05105</text:p>
          </table:table-cell>
          <table:table-cell table:style-name="odsStyleTableCell-5d93f8e27b49cfa15d9518b4438004e5" office:value-type="string">
            <text:p>134.38800</text:p>
          </table:table-cell>
        </table:table-row>
        <table:table-row table:style-name="ro1">
          <table:table-cell table:style-name="odsStyleTableCell-7b0d1e5782e21380cdd1c0c2bf2b981e" office:value-type="string">
            <text:p>ARGENTINA</text:p>
          </table:table-cell>
          <table:table-cell table:style-name="odsStyleTableCell-7b0d1e5782e21380cdd1c0c2bf2b981e" office:value-type="string">
            <text:p>PESO</text:p>
          </table:table-cell>
          <table:table-cell table:style-name="odsStyleTableCell-7b0d1e5782e21380cdd1c0c2bf2b981e" office:value-type="string">
            <text:p>ARS</text:p>
          </table:table-cell>
          <table:table-cell table:style-name="odsStyleTableCell-5d93f8e27b49cfa15d9518b4438004e5" office:value-type="string">
            <text:p>0.00815</text:p>
          </table:table-cell>
          <table:table-cell table:style-name="odsStyleTableCell-5d93f8e27b49cfa15d9518b4438004e5" office:value-type="string">
            <text:p>841.78000</text:p>
          </table:table-cell>
        </table:table-row>
        <table:table-row table:style-name="ro1">
          <table:table-cell table:style-name="odsStyleTableCell-7b0d1e5782e21380cdd1c0c2bf2b981e" office:value-type="string">
            <text:p>AUSTRALIA</text:p>
          </table:table-cell>
          <table:table-cell table:style-name="odsStyleTableCell-7b0d1e5782e21380cdd1c0c2bf2b981e" office:value-type="string">
            <text:p>DÓLAR</text:p>
          </table:table-cell>
          <table:table-cell table:style-name="odsStyleTableCell-7b0d1e5782e21380cdd1c0c2bf2b981e" office:value-type="string">
            <text:p>AUD</text:p>
          </table:table-cell>
          <table:table-cell table:style-name="odsStyleTableCell-5d93f8e27b49cfa15d9518b4438004e5" office:value-type="string">
            <text:p>4.45695</text:p>
          </table:table-cell>
          <table:table-cell table:style-name="odsStyleTableCell-5d93f8e27b49cfa15d9518b4438004e5" office:value-type="string">
            <text:p>1.53917</text:p>
          </table:table-cell>
        </table:table-row>
        <table:table-row table:style-name="ro1">
          <table:table-cell table:style-name="odsStyleTableCell-7b0d1e5782e21380cdd1c0c2bf2b981e" office:value-type="string">
            <text:p>BRASIL</text:p>
          </table:table-cell>
          <table:table-cell table:style-name="odsStyleTableCell-7b0d1e5782e21380cdd1c0c2bf2b981e" office:value-type="string">
            <text:p>REAL</text:p>
          </table:table-cell>
          <table:table-cell table:style-name="odsStyleTableCell-7b0d1e5782e21380cdd1c0c2bf2b981e" office:value-type="string">
            <text:p>BRL</text:p>
          </table:table-cell>
          <table:table-cell table:style-name="odsStyleTableCell-5d93f8e27b49cfa15d9518b4438004e5" office:value-type="string">
            <text:p>1.38050</text:p>
          </table:table-cell>
          <table:table-cell table:style-name="odsStyleTableCell-5d93f8e27b49cfa15d9518b4438004e5" office:value-type="string">
            <text:p>4.96920</text:p>
          </table:table-cell>
        </table:table-row>
        <table:table-row table:style-name="ro1">
          <table:table-cell table:style-name="odsStyleTableCell-7b0d1e5782e21380cdd1c0c2bf2b981e" office:value-type="string">
            <text:p>CANADA</text:p>
          </table:table-cell>
          <table:table-cell table:style-name="odsStyleTableCell-7b0d1e5782e21380cdd1c0c2bf2b981e" office:value-type="string">
            <text:p>DÓLAR</text:p>
          </table:table-cell>
          <table:table-cell table:style-name="odsStyleTableCell-7b0d1e5782e21380cdd1c0c2bf2b981e" office:value-type="string">
            <text:p>CAD</text:p>
          </table:table-cell>
          <table:table-cell table:style-name="odsStyleTableCell-5d93f8e27b49cfa15d9518b4438004e5" office:value-type="string">
            <text:p>5.05452</text:p>
          </table:table-cell>
          <table:table-cell table:style-name="odsStyleTableCell-5d93f8e27b49cfa15d9518b4438004e5" office:value-type="string">
            <text:p>1.35720</text:p>
          </table:table-cell>
        </table:table-row>
        <table:table-row table:style-name="ro1">
          <table:table-cell table:style-name="odsStyleTableCell-7b0d1e5782e21380cdd1c0c2bf2b981e" office:value-type="string">
            <text:p>CHILE</text:p>
          </table:table-cell>
          <table:table-cell table:style-name="odsStyleTableCell-7b0d1e5782e21380cdd1c0c2bf2b981e" office:value-type="string">
            <text:p>PESO</text:p>
          </table:table-cell>
          <table:table-cell table:style-name="odsStyleTableCell-7b0d1e5782e21380cdd1c0c2bf2b981e" office:value-type="string">
            <text:p>CLP</text:p>
          </table:table-cell>
          <table:table-cell table:style-name="odsStyleTableCell-5d93f8e27b49cfa15d9518b4438004e5" office:value-type="string">
            <text:p>0.00702</text:p>
          </table:table-cell>
          <table:table-cell table:style-name="odsStyleTableCell-5d93f8e27b49cfa15d9518b4438004e5" office:value-type="string">
            <text:p>977.60000</text:p>
          </table:table-cell>
        </table:table-row>
        <table:table-row table:style-name="ro1">
          <table:table-cell table:style-name="odsStyleTableCell-7b0d1e5782e21380cdd1c0c2bf2b981e" office:value-type="string">
            <text:p>COLOMBIA</text:p>
          </table:table-cell>
          <table:table-cell table:style-name="odsStyleTableCell-7b0d1e5782e21380cdd1c0c2bf2b981e" office:value-type="string">
            <text:p>PESO</text:p>
          </table:table-cell>
          <table:table-cell table:style-name="odsStyleTableCell-7b0d1e5782e21380cdd1c0c2bf2b981e" office:value-type="string">
            <text:p>COP</text:p>
          </table:table-cell>
          <table:table-cell table:style-name="odsStyleTableCell-5d93f8e27b49cfa15d9518b4438004e5" office:value-type="string">
            <text:p>0.00175</text:p>
          </table:table-cell>
          <table:table-cell table:style-name="odsStyleTableCell-5d93f8e27b49cfa15d9518b4438004e5" office:value-type="string">
            <text:p>3,926.12000</text:p>
          </table:table-cell>
        </table:table-row>
        <table:table-row table:style-name="ro1">
          <table:table-cell table:style-name="odsStyleTableCell-7b0d1e5782e21380cdd1c0c2bf2b981e" office:value-type="string">
            <text:p>COREA DEL SUR</text:p>
          </table:table-cell>
          <table:table-cell table:style-name="odsStyleTableCell-7b0d1e5782e21380cdd1c0c2bf2b981e" office:value-type="string">
            <text:p>WON</text:p>
          </table:table-cell>
          <table:table-cell table:style-name="odsStyleTableCell-7b0d1e5782e21380cdd1c0c2bf2b981e" office:value-type="string">
            <text:p>KRW</text:p>
          </table:table-cell>
          <table:table-cell table:style-name="odsStyleTableCell-5d93f8e27b49cfa15d9518b4438004e5" office:value-type="string">
            <text:p>0.00514</text:p>
          </table:table-cell>
          <table:table-cell table:style-name="odsStyleTableCell-5d93f8e27b49cfa15d9518b4438004e5" office:value-type="string">
            <text:p>1,333.66000</text:p>
          </table:table-cell>
        </table:table-row>
        <table:table-row table:style-name="ro1">
          <table:table-cell table:style-name="odsStyleTableCell-7b0d1e5782e21380cdd1c0c2bf2b981e" office:value-type="string">
            <text:p>COSTA RICA</text:p>
          </table:table-cell>
          <table:table-cell table:style-name="odsStyleTableCell-7b0d1e5782e21380cdd1c0c2bf2b981e" office:value-type="string">
            <text:p>COLON COSTARRICENSE</text:p>
          </table:table-cell>
          <table:table-cell table:style-name="odsStyleTableCell-7b0d1e5782e21380cdd1c0c2bf2b981e" office:value-type="string">
            <text:p>CRC</text:p>
          </table:table-cell>
          <table:table-cell table:style-name="odsStyleTableCell-5d93f8e27b49cfa15d9518b4438004e5" office:value-type="string">
            <text:p>0.01333</text:p>
          </table:table-cell>
          <table:table-cell table:style-name="odsStyleTableCell-5d93f8e27b49cfa15d9518b4438004e5" office:value-type="string">
            <text:p>514.45000</text:p>
          </table:table-cell>
        </table:table-row>
        <table:table-row table:style-name="ro1">
          <table:table-cell table:style-name="odsStyleTableCell-7b0d1e5782e21380cdd1c0c2bf2b981e" office:value-type="string">
            <text:p>REPUBLICA CHECA</text:p>
          </table:table-cell>
          <table:table-cell table:style-name="odsStyleTableCell-7b0d1e5782e21380cdd1c0c2bf2b981e" office:value-type="string">
            <text:p>CORONA CHECA</text:p>
          </table:table-cell>
          <table:table-cell table:style-name="odsStyleTableCell-7b0d1e5782e21380cdd1c0c2bf2b981e" office:value-type="string">
            <text:p>CZK</text:p>
          </table:table-cell>
          <table:table-cell table:style-name="odsStyleTableCell-5d93f8e27b49cfa15d9518b4438004e5" office:value-type="string">
            <text:p>0.29405</text:p>
          </table:table-cell>
          <table:table-cell table:style-name="odsStyleTableCell-5d93f8e27b49cfa15d9518b4438004e5" office:value-type="string">
            <text:p>23.32900</text:p>
          </table:table-cell>
        </table:table-row>
        <table:table-row table:style-name="ro1">
          <table:table-cell table:style-name="odsStyleTableCell-7b0d1e5782e21380cdd1c0c2bf2b981e" office:value-type="string">
            <text:p>DINAMARCA</text:p>
          </table:table-cell>
          <table:table-cell table:style-name="odsStyleTableCell-7b0d1e5782e21380cdd1c0c2bf2b981e" office:value-type="string">
            <text:p>CORONA</text:p>
          </table:table-cell>
          <table:table-cell table:style-name="odsStyleTableCell-7b0d1e5782e21380cdd1c0c2bf2b981e" office:value-type="string">
            <text:p>DKK</text:p>
          </table:table-cell>
          <table:table-cell table:style-name="odsStyleTableCell-5d93f8e27b49cfa15d9518b4438004e5" office:value-type="string">
            <text:p>0.99751</text:p>
          </table:table-cell>
          <table:table-cell table:style-name="odsStyleTableCell-5d93f8e27b49cfa15d9518b4438004e5" office:value-type="string">
            <text:p>6.87710</text:p>
          </table:table-cell>
        </table:table-row>
        <table:table-row table:style-name="ro1">
          <table:table-cell table:style-name="odsStyleTableCell-7b0d1e5782e21380cdd1c0c2bf2b981e" office:value-type="string">
            <text:p>ECUADOR</text:p>
          </table:table-cell>
          <table:table-cell table:style-name="odsStyleTableCell-7b0d1e5782e21380cdd1c0c2bf2b981e" office:value-type="string">
            <text:p>DÓLAR</text:p>
          </table:table-cell>
          <table:table-cell table:style-name="odsStyleTableCell-7b0d1e5782e21380cdd1c0c2bf2b981e" office:value-type="string">
            <text:p>USD</text:p>
          </table:table-cell>
          <table:table-cell table:style-name="odsStyleTableCell-5d93f8e27b49cfa15d9518b4438004e5" office:value-type="string">
            <text:p>6.86000</text:p>
          </table:table-cell>
          <table:table-cell table:style-name="odsStyleTableCell-5d93f8e27b49cfa15d9518b4438004e5" office:value-type="string">
            <text:p>1.00000</text:p>
          </table:table-cell>
        </table:table-row>
        <table:table-row table:style-name="ro1">
          <table:table-cell table:style-name="odsStyleTableCell-7b0d1e5782e21380cdd1c0c2bf2b981e" office:value-type="string">
            <text:p>EMIRATOS ARABES</text:p>
          </table:table-cell>
          <table:table-cell table:style-name="odsStyleTableCell-7b0d1e5782e21380cdd1c0c2bf2b981e" office:value-type="string">
            <text:p>DIRHAM</text:p>
          </table:table-cell>
          <table:table-cell table:style-name="odsStyleTableCell-7b0d1e5782e21380cdd1c0c2bf2b981e" office:value-type="string">
            <text:p>AED</text:p>
          </table:table-cell>
          <table:table-cell table:style-name="odsStyleTableCell-5d93f8e27b49cfa15d9518b4438004e5" office:value-type="string">
            <text:p>1.86773</text:p>
          </table:table-cell>
          <table:table-cell table:style-name="odsStyleTableCell-5d93f8e27b49cfa15d9518b4438004e5" office:value-type="string">
            <text:p>3.67290</text:p>
          </table:table-cell>
        </table:table-row>
        <table:table-row table:style-name="ro1">
          <table:table-cell table:style-name="odsStyleTableCell-7b0d1e5782e21380cdd1c0c2bf2b981e" office:value-type="string">
            <text:p>FILIPINAS</text:p>
          </table:table-cell>
          <table:table-cell table:style-name="odsStyleTableCell-7b0d1e5782e21380cdd1c0c2bf2b981e" office:value-type="string">
            <text:p>PESO FILIPINO</text:p>
          </table:table-cell>
          <table:table-cell table:style-name="odsStyleTableCell-7b0d1e5782e21380cdd1c0c2bf2b981e" office:value-type="string">
            <text:p>PHP</text:p>
          </table:table-cell>
          <table:table-cell table:style-name="odsStyleTableCell-5d93f8e27b49cfa15d9518b4438004e5" office:value-type="string">
            <text:p>0.12198</text:p>
          </table:table-cell>
          <table:table-cell table:style-name="odsStyleTableCell-5d93f8e27b49cfa15d9518b4438004e5" office:value-type="string">
            <text:p>56.23700</text:p>
          </table:table-cell>
        </table:table-row>
        <table:table-row table:style-name="ro1">
          <table:table-cell table:style-name="odsStyleTableCell-7b0d1e5782e21380cdd1c0c2bf2b981e" office:value-type="string">
            <text:p>HAITÍ</text:p>
          </table:table-cell>
          <table:table-cell table:style-name="odsStyleTableCell-7b0d1e5782e21380cdd1c0c2bf2b981e" office:value-type="string">
            <text:p>GOURDE</text:p>
          </table:table-cell>
          <table:table-cell table:style-name="odsStyleTableCell-7b0d1e5782e21380cdd1c0c2bf2b981e" office:value-type="string">
            <text:p>HTG</text:p>
          </table:table-cell>
          <table:table-cell table:style-name="odsStyleTableCell-5d93f8e27b49cfa15d9518b4438004e5" office:value-type="string">
            <text:p>0.05213</text:p>
          </table:table-cell>
          <table:table-cell table:style-name="odsStyleTableCell-5d93f8e27b49cfa15d9518b4438004e5" office:value-type="string">
            <text:p>131.59000</text:p>
          </table:table-cell>
        </table:table-row>
        <table:table-row table:style-name="ro1">
          <table:table-cell table:style-name="odsStyleTableCell-7b0d1e5782e21380cdd1c0c2bf2b981e" office:value-type="string">
            <text:p>HONG KONG</text:p>
          </table:table-cell>
          <table:table-cell table:style-name="odsStyleTableCell-7b0d1e5782e21380cdd1c0c2bf2b981e" office:value-type="string">
            <text:p>DÓLAR</text:p>
          </table:table-cell>
          <table:table-cell table:style-name="odsStyleTableCell-7b0d1e5782e21380cdd1c0c2bf2b981e" office:value-type="string">
            <text:p>HKD</text:p>
          </table:table-cell>
          <table:table-cell table:style-name="odsStyleTableCell-5d93f8e27b49cfa15d9518b4438004e5" office:value-type="string">
            <text:p>0.87634</text:p>
          </table:table-cell>
          <table:table-cell table:style-name="odsStyleTableCell-5d93f8e27b49cfa15d9518b4438004e5" office:value-type="string">
            <text:p>7.82800</text:p>
          </table:table-cell>
        </table:table-row>
        <table:table-row table:style-name="ro1">
          <table:table-cell table:style-name="odsStyleTableCell-7b0d1e5782e21380cdd1c0c2bf2b981e" office:value-type="string">
            <text:p>INDIA</text:p>
          </table:table-cell>
          <table:table-cell table:style-name="odsStyleTableCell-7b0d1e5782e21380cdd1c0c2bf2b981e" office:value-type="string">
            <text:p>RUPIA</text:p>
          </table:table-cell>
          <table:table-cell table:style-name="odsStyleTableCell-7b0d1e5782e21380cdd1c0c2bf2b981e" office:value-type="string">
            <text:p>INR</text:p>
          </table:table-cell>
          <table:table-cell table:style-name="odsStyleTableCell-5d93f8e27b49cfa15d9518b4438004e5" office:value-type="string">
            <text:p>0.08272</text:p>
          </table:table-cell>
          <table:table-cell table:style-name="odsStyleTableCell-5d93f8e27b49cfa15d9518b4438004e5" office:value-type="string">
            <text:p>82.93370</text:p>
          </table:table-cell>
        </table:table-row>
        <table:table-row table:style-name="ro1">
          <table:table-cell table:style-name="odsStyleTableCell-7b0d1e5782e21380cdd1c0c2bf2b981e" office:value-type="string">
            <text:p>INDONESIA</text:p>
          </table:table-cell>
          <table:table-cell table:style-name="odsStyleTableCell-7b0d1e5782e21380cdd1c0c2bf2b981e" office:value-type="string">
            <text:p>RUPIA INDONESIA</text:p>
          </table:table-cell>
          <table:table-cell table:style-name="odsStyleTableCell-7b0d1e5782e21380cdd1c0c2bf2b981e" office:value-type="string">
            <text:p>IDR</text:p>
          </table:table-cell>
          <table:table-cell table:style-name="odsStyleTableCell-5d93f8e27b49cfa15d9518b4438004e5" office:value-type="string">
            <text:p>0.00044</text:p>
          </table:table-cell>
          <table:table-cell table:style-name="odsStyleTableCell-5d93f8e27b49cfa15d9518b4438004e5" office:value-type="string">
            <text:p>15,685.00000</text:p>
          </table:table-cell>
        </table:table-row>
        <table:table-row table:style-name="ro1">
          <table:table-cell table:style-name="odsStyleTableCell-7b0d1e5782e21380cdd1c0c2bf2b981e" office:value-type="string">
            <text:p>ISRAEL</text:p>
          </table:table-cell>
          <table:table-cell table:style-name="odsStyleTableCell-7b0d1e5782e21380cdd1c0c2bf2b981e" office:value-type="string">
            <text:p>NUEVO SÉQUEL</text:p>
          </table:table-cell>
          <table:table-cell table:style-name="odsStyleTableCell-7b0d1e5782e21380cdd1c0c2bf2b981e" office:value-type="string">
            <text:p>ILS</text:p>
          </table:table-cell>
          <table:table-cell table:style-name="odsStyleTableCell-5d93f8e27b49cfa15d9518b4438004e5" office:value-type="string">
            <text:p>1.90884</text:p>
          </table:table-cell>
          <table:table-cell table:style-name="odsStyleTableCell-5d93f8e27b49cfa15d9518b4438004e5" office:value-type="string">
            <text:p>3.59380</text:p>
          </table:table-cell>
        </table:table-row>
        <table:table-row table:style-name="ro1">
          <table:table-cell table:style-name="odsStyleTableCell-7b0d1e5782e21380cdd1c0c2bf2b981e" office:value-type="string">
            <text:p>MALASIA</text:p>
          </table:table-cell>
          <table:table-cell table:style-name="odsStyleTableCell-7b0d1e5782e21380cdd1c0c2bf2b981e" office:value-type="string">
            <text:p>RINGGIT MALAYO</text:p>
          </table:table-cell>
          <table:table-cell table:style-name="odsStyleTableCell-7b0d1e5782e21380cdd1c0c2bf2b981e" office:value-type="string">
            <text:p>MYR</text:p>
          </table:table-cell>
          <table:table-cell table:style-name="odsStyleTableCell-5d93f8e27b49cfa15d9518b4438004e5" office:value-type="string">
            <text:p>1.43785</text:p>
          </table:table-cell>
          <table:table-cell table:style-name="odsStyleTableCell-5d93f8e27b49cfa15d9518b4438004e5" office:value-type="string">
            <text:p>4.77100</text:p>
          </table:table-cell>
        </table:table-row>
        <table:table-row table:style-name="ro1">
          <table:table-cell table:style-name="odsStyleTableCell-7b0d1e5782e21380cdd1c0c2bf2b981e" office:value-type="string">
            <text:p>MEXICO</text:p>
          </table:table-cell>
          <table:table-cell table:style-name="odsStyleTableCell-7b0d1e5782e21380cdd1c0c2bf2b981e" office:value-type="string">
            <text:p>PESO</text:p>
          </table:table-cell>
          <table:table-cell table:style-name="odsStyleTableCell-7b0d1e5782e21380cdd1c0c2bf2b981e" office:value-type="string">
            <text:p>MXN</text:p>
          </table:table-cell>
          <table:table-cell table:style-name="odsStyleTableCell-5d93f8e27b49cfa15d9518b4438004e5" office:value-type="string">
            <text:p>0.40127</text:p>
          </table:table-cell>
          <table:table-cell table:style-name="odsStyleTableCell-5d93f8e27b49cfa15d9518b4438004e5" office:value-type="string">
            <text:p>17.09590</text:p>
          </table:table-cell>
        </table:table-row>
        <table:table-row table:style-name="ro1">
          <table:table-cell table:style-name="odsStyleTableCell-7b0d1e5782e21380cdd1c0c2bf2b981e" office:value-type="string">
            <text:p>NORUEGA</text:p>
          </table:table-cell>
          <table:table-cell table:style-name="odsStyleTableCell-7b0d1e5782e21380cdd1c0c2bf2b981e" office:value-type="string">
            <text:p>CORONA</text:p>
          </table:table-cell>
          <table:table-cell table:style-name="odsStyleTableCell-7b0d1e5782e21380cdd1c0c2bf2b981e" office:value-type="string">
            <text:p>NOK</text:p>
          </table:table-cell>
          <table:table-cell table:style-name="odsStyleTableCell-5d93f8e27b49cfa15d9518b4438004e5" office:value-type="string">
            <text:p>0.64813</text:p>
          </table:table-cell>
          <table:table-cell table:style-name="odsStyleTableCell-5d93f8e27b49cfa15d9518b4438004e5" office:value-type="string">
            <text:p>10.58430</text:p>
          </table:table-cell>
        </table:table-row>
        <table:table-row table:style-name="ro1">
          <table:table-cell table:style-name="odsStyleTableCell-7b0d1e5782e21380cdd1c0c2bf2b981e" office:value-type="string">
            <text:p>PANAMÁ</text:p>
          </table:table-cell>
          <table:table-cell table:style-name="odsStyleTableCell-7b0d1e5782e21380cdd1c0c2bf2b981e" office:value-type="string">
            <text:p>BALBOA</text:p>
          </table:table-cell>
          <table:table-cell table:style-name="odsStyleTableCell-7b0d1e5782e21380cdd1c0c2bf2b981e" office:value-type="string">
            <text:p>PAB</text:p>
          </table:table-cell>
          <table:table-cell table:style-name="odsStyleTableCell-5d93f8e27b49cfa15d9518b4438004e5" office:value-type="string">
            <text:p>6.86000</text:p>
          </table:table-cell>
          <table:table-cell table:style-name="odsStyleTableCell-5d93f8e27b49cfa15d9518b4438004e5" office:value-type="string">
            <text:p>1.00000</text:p>
          </table:table-cell>
        </table:table-row>
        <table:table-row table:style-name="ro1">
          <table:table-cell table:style-name="odsStyleTableCell-7b0d1e5782e21380cdd1c0c2bf2b981e" office:value-type="string">
            <text:p>PARAGUAY</text:p>
          </table:table-cell>
          <table:table-cell table:style-name="odsStyleTableCell-7b0d1e5782e21380cdd1c0c2bf2b981e" office:value-type="string">
            <text:p>GUARANI</text:p>
          </table:table-cell>
          <table:table-cell table:style-name="odsStyleTableCell-7b0d1e5782e21380cdd1c0c2bf2b981e" office:value-type="string">
            <text:p>PYG</text:p>
          </table:table-cell>
          <table:table-cell table:style-name="odsStyleTableCell-5d93f8e27b49cfa15d9518b4438004e5" office:value-type="string">
            <text:p>0.00094</text:p>
          </table:table-cell>
          <table:table-cell table:style-name="odsStyleTableCell-5d93f8e27b49cfa15d9518b4438004e5" office:value-type="string">
            <text:p>7,287.40000</text:p>
          </table:table-cell>
        </table:table-row>
        <table:table-row table:style-name="ro1">
          <table:table-cell table:style-name="odsStyleTableCell-7b0d1e5782e21380cdd1c0c2bf2b981e" office:value-type="string">
            <text:p>PERU</text:p>
          </table:table-cell>
          <table:table-cell table:style-name="odsStyleTableCell-7b0d1e5782e21380cdd1c0c2bf2b981e" office:value-type="string">
            <text:p>NUEVO SOL</text:p>
          </table:table-cell>
          <table:table-cell table:style-name="odsStyleTableCell-7b0d1e5782e21380cdd1c0c2bf2b981e" office:value-type="string">
            <text:p>PEN</text:p>
          </table:table-cell>
          <table:table-cell table:style-name="odsStyleTableCell-5d93f8e27b49cfa15d9518b4438004e5" office:value-type="string">
            <text:p>1.80812</text:p>
          </table:table-cell>
          <table:table-cell table:style-name="odsStyleTableCell-5d93f8e27b49cfa15d9518b4438004e5" office:value-type="string">
            <text:p>3.79400</text:p>
          </table:table-cell>
        </table:table-row>
        <table:table-row table:style-name="ro1">
          <table:table-cell table:style-name="odsStyleTableCell-7b0d1e5782e21380cdd1c0c2bf2b981e" office:value-type="string">
            <text:p>REINO UNIDO</text:p>
          </table:table-cell>
          <table:table-cell table:style-name="odsStyleTableCell-7b0d1e5782e21380cdd1c0c2bf2b981e" office:value-type="string">
            <text:p>LIBRA</text:p>
          </table:table-cell>
          <table:table-cell table:style-name="odsStyleTableCell-7b0d1e5782e21380cdd1c0c2bf2b981e" office:value-type="string">
            <text:p>GBP</text:p>
          </table:table-cell>
          <table:table-cell table:style-name="odsStyleTableCell-5d93f8e27b49cfa15d9518b4438004e5" office:value-type="string">
            <text:p>8.68684</text:p>
          </table:table-cell>
          <table:table-cell table:style-name="odsStyleTableCell-5d93f8e27b49cfa15d9518b4438004e5" office:value-type="string">
            <text:p>0.78970</text:p>
          </table:table-cell>
        </table:table-row>
        <table:table-row table:style-name="ro1">
          <table:table-cell table:style-name="odsStyleTableCell-7b0d1e5782e21380cdd1c0c2bf2b981e" office:value-type="string">
            <text:p>REPÚBLICA DOMINICANA</text:p>
          </table:table-cell>
          <table:table-cell table:style-name="odsStyleTableCell-7b0d1e5782e21380cdd1c0c2bf2b981e" office:value-type="string">
            <text:p>PESO DOMINICANO</text:p>
          </table:table-cell>
          <table:table-cell table:style-name="odsStyleTableCell-7b0d1e5782e21380cdd1c0c2bf2b981e" office:value-type="string">
            <text:p>DOP</text:p>
          </table:table-cell>
          <table:table-cell table:style-name="odsStyleTableCell-5d93f8e27b49cfa15d9518b4438004e5" office:value-type="string">
            <text:p>0.11675</text:p>
          </table:table-cell>
          <table:table-cell table:style-name="odsStyleTableCell-5d93f8e27b49cfa15d9518b4438004e5" office:value-type="string">
            <text:p>58.76000</text:p>
          </table:table-cell>
        </table:table-row>
        <table:table-row table:style-name="ro1">
          <table:table-cell table:style-name="odsStyleTableCell-7b0d1e5782e21380cdd1c0c2bf2b981e" office:value-type="string">
            <text:p>REP.POPULAR CHINA</text:p>
          </table:table-cell>
          <table:table-cell table:style-name="odsStyleTableCell-7b0d1e5782e21380cdd1c0c2bf2b981e" office:value-type="string">
            <text:p>YUAN RENMINBI OFFSHORE</text:p>
          </table:table-cell>
          <table:table-cell table:style-name="odsStyleTableCell-7b0d1e5782e21380cdd1c0c2bf2b981e" office:value-type="string">
            <text:p>CNH</text:p>
          </table:table-cell>
          <table:table-cell table:style-name="odsStyleTableCell-5d93f8e27b49cfa15d9518b4438004e5" office:value-type="string">
            <text:p>0.95081</text:p>
          </table:table-cell>
          <table:table-cell table:style-name="odsStyleTableCell-5d93f8e27b49cfa15d9518b4438004e5" office:value-type="string">
            <text:p>7.21490</text:p>
          </table:table-cell>
        </table:table-row>
        <table:table-row table:style-name="ro1">
          <table:table-cell table:style-name="odsStyleTableCell-7b0d1e5782e21380cdd1c0c2bf2b981e" office:value-type="string">
            <text:p>RUSIA</text:p>
          </table:table-cell>
          <table:table-cell table:style-name="odsStyleTableCell-7b0d1e5782e21380cdd1c0c2bf2b981e" office:value-type="string">
            <text:p>RUBLO RUSO</text:p>
          </table:table-cell>
          <table:table-cell table:style-name="odsStyleTableCell-7b0d1e5782e21380cdd1c0c2bf2b981e" office:value-type="string">
            <text:p>RUB</text:p>
          </table:table-cell>
          <table:table-cell table:style-name="odsStyleTableCell-5d93f8e27b49cfa15d9518b4438004e5" office:value-type="string">
            <text:p>0.07512</text:p>
          </table:table-cell>
          <table:table-cell table:style-name="odsStyleTableCell-5d93f8e27b49cfa15d9518b4438004e5" office:value-type="string">
            <text:p>91.31910</text:p>
          </table:table-cell>
        </table:table-row>
        <table:table-row table:style-name="ro1">
          <table:table-cell table:style-name="odsStyleTableCell-7b0d1e5782e21380cdd1c0c2bf2b981e" office:value-type="string">
            <text:p>SINGAPUR</text:p>
          </table:table-cell>
          <table:table-cell table:style-name="odsStyleTableCell-7b0d1e5782e21380cdd1c0c2bf2b981e" office:value-type="string">
            <text:p>DÓLAR</text:p>
          </table:table-cell>
          <table:table-cell table:style-name="odsStyleTableCell-7b0d1e5782e21380cdd1c0c2bf2b981e" office:value-type="string">
            <text:p>SGD</text:p>
          </table:table-cell>
          <table:table-cell table:style-name="odsStyleTableCell-5d93f8e27b49cfa15d9518b4438004e5" office:value-type="string">
            <text:p>5.09658</text:p>
          </table:table-cell>
          <table:table-cell table:style-name="odsStyleTableCell-5d93f8e27b49cfa15d9518b4438004e5" office:value-type="string">
            <text:p>1.34600</text:p>
          </table:table-cell>
        </table:table-row>
        <table:table-row table:style-name="ro1">
          <table:table-cell table:style-name="odsStyleTableCell-7b0d1e5782e21380cdd1c0c2bf2b981e" office:value-type="string">
            <text:p>SUDÁFRICA</text:p>
          </table:table-cell>
          <table:table-cell table:style-name="odsStyleTableCell-7b0d1e5782e21380cdd1c0c2bf2b981e" office:value-type="string">
            <text:p>RAND</text:p>
          </table:table-cell>
          <table:table-cell table:style-name="odsStyleTableCell-7b0d1e5782e21380cdd1c0c2bf2b981e" office:value-type="string">
            <text:p>ZAR</text:p>
          </table:table-cell>
          <table:table-cell table:style-name="odsStyleTableCell-5d93f8e27b49cfa15d9518b4438004e5" office:value-type="string">
            <text:p>0.35583</text:p>
          </table:table-cell>
          <table:table-cell table:style-name="odsStyleTableCell-5d93f8e27b49cfa15d9518b4438004e5" office:value-type="string">
            <text:p>19.27890</text:p>
          </table:table-cell>
        </table:table-row>
        <table:table-row table:style-name="ro1">
          <table:table-cell table:style-name="odsStyleTableCell-7b0d1e5782e21380cdd1c0c2bf2b981e" office:value-type="string">
            <text:p>SUECIA</text:p>
          </table:table-cell>
          <table:table-cell table:style-name="odsStyleTableCell-7b0d1e5782e21380cdd1c0c2bf2b981e" office:value-type="string">
            <text:p>CORONA</text:p>
          </table:table-cell>
          <table:table-cell table:style-name="odsStyleTableCell-7b0d1e5782e21380cdd1c0c2bf2b981e" office:value-type="string">
            <text:p>SEK</text:p>
          </table:table-cell>
          <table:table-cell table:style-name="odsStyleTableCell-5d93f8e27b49cfa15d9518b4438004e5" office:value-type="string">
            <text:p>0.66403</text:p>
          </table:table-cell>
          <table:table-cell table:style-name="odsStyleTableCell-5d93f8e27b49cfa15d9518b4438004e5" office:value-type="string">
            <text:p>10.33080</text:p>
          </table:table-cell>
        </table:table-row>
        <table:table-row table:style-name="ro1">
          <table:table-cell table:style-name="odsStyleTableCell-7b0d1e5782e21380cdd1c0c2bf2b981e" office:value-type="string">
            <text:p>SUIZA</text:p>
          </table:table-cell>
          <table:table-cell table:style-name="odsStyleTableCell-7b0d1e5782e21380cdd1c0c2bf2b981e" office:value-type="string">
            <text:p>FRANCO</text:p>
          </table:table-cell>
          <table:table-cell table:style-name="odsStyleTableCell-7b0d1e5782e21380cdd1c0c2bf2b981e" office:value-type="string">
            <text:p>CHF</text:p>
          </table:table-cell>
          <table:table-cell table:style-name="odsStyleTableCell-5d93f8e27b49cfa15d9518b4438004e5" office:value-type="string">
            <text:p>7.80699</text:p>
          </table:table-cell>
          <table:table-cell table:style-name="odsStyleTableCell-5d93f8e27b49cfa15d9518b4438004e5" office:value-type="string">
            <text:p>0.87870</text:p>
          </table:table-cell>
        </table:table-row>
        <table:table-row table:style-name="ro1">
          <table:table-cell table:style-name="odsStyleTableCell-7b0d1e5782e21380cdd1c0c2bf2b981e" office:value-type="string">
            <text:p>TAILANDIA</text:p>
          </table:table-cell>
          <table:table-cell table:style-name="odsStyleTableCell-7b0d1e5782e21380cdd1c0c2bf2b981e" office:value-type="string">
            <text:p>THAI BAHT</text:p>
          </table:table-cell>
          <table:table-cell table:style-name="odsStyleTableCell-7b0d1e5782e21380cdd1c0c2bf2b981e" office:value-type="string">
            <text:p>THB</text:p>
          </table:table-cell>
          <table:table-cell table:style-name="odsStyleTableCell-5d93f8e27b49cfa15d9518b4438004e5" office:value-type="string">
            <text:p>0.19068</text:p>
          </table:table-cell>
          <table:table-cell table:style-name="odsStyleTableCell-5d93f8e27b49cfa15d9518b4438004e5" office:value-type="string">
            <text:p>35.97600</text:p>
          </table:table-cell>
        </table:table-row>
        <table:table-row table:style-name="ro1">
          <table:table-cell table:style-name="odsStyleTableCell-7b0d1e5782e21380cdd1c0c2bf2b981e" office:value-type="string">
            <text:p>TAIWAN</text:p>
          </table:table-cell>
          <table:table-cell table:style-name="odsStyleTableCell-7b0d1e5782e21380cdd1c0c2bf2b981e" office:value-type="string">
            <text:p>DÓLAR</text:p>
          </table:table-cell>
          <table:table-cell table:style-name="odsStyleTableCell-7b0d1e5782e21380cdd1c0c2bf2b981e" office:value-type="string">
            <text:p>TWD</text:p>
          </table:table-cell>
          <table:table-cell table:style-name="odsStyleTableCell-5d93f8e27b49cfa15d9518b4438004e5" office:value-type="string">
            <text:p>0.21708</text:p>
          </table:table-cell>
          <table:table-cell table:style-name="odsStyleTableCell-5d93f8e27b49cfa15d9518b4438004e5" office:value-type="string">
            <text:p>31.60100</text:p>
          </table:table-cell>
        </table:table-row>
        <table:table-row table:style-name="ro1">
          <table:table-cell table:style-name="odsStyleTableCell-7b0d1e5782e21380cdd1c0c2bf2b981e" office:value-type="string">
            <text:p>TÚNEZ</text:p>
          </table:table-cell>
          <table:table-cell table:style-name="odsStyleTableCell-7b0d1e5782e21380cdd1c0c2bf2b981e" office:value-type="string">
            <text:p>DINAR TUNECINO</text:p>
          </table:table-cell>
          <table:table-cell table:style-name="odsStyleTableCell-7b0d1e5782e21380cdd1c0c2bf2b981e" office:value-type="string">
            <text:p>TND</text:p>
          </table:table-cell>
          <table:table-cell table:style-name="odsStyleTableCell-5d93f8e27b49cfa15d9518b4438004e5" office:value-type="string">
            <text:p>2.19900</text:p>
          </table:table-cell>
          <table:table-cell table:style-name="odsStyleTableCell-5d93f8e27b49cfa15d9518b4438004e5" office:value-type="string">
            <text:p>3.11960</text:p>
          </table:table-cell>
        </table:table-row>
        <table:table-row table:style-name="ro1">
          <table:table-cell table:style-name="odsStyleTableCell-7b0d1e5782e21380cdd1c0c2bf2b981e" office:value-type="string">
            <text:p>TURQUÍA</text:p>
          </table:table-cell>
          <table:table-cell table:style-name="odsStyleTableCell-7b0d1e5782e21380cdd1c0c2bf2b981e" office:value-type="string">
            <text:p>LIRA TURCA</text:p>
          </table:table-cell>
          <table:table-cell table:style-name="odsStyleTableCell-7b0d1e5782e21380cdd1c0c2bf2b981e" office:value-type="string">
            <text:p>TRY</text:p>
          </table:table-cell>
          <table:table-cell table:style-name="odsStyleTableCell-5d93f8e27b49cfa15d9518b4438004e5" office:value-type="string">
            <text:p>0.21987</text:p>
          </table:table-cell>
          <table:table-cell table:style-name="odsStyleTableCell-5d93f8e27b49cfa15d9518b4438004e5" office:value-type="string">
            <text:p>31.20030</text:p>
          </table:table-cell>
        </table:table-row>
        <table:table-row table:style-name="ro1">
          <table:table-cell table:style-name="odsStyleTableCell-7b0d1e5782e21380cdd1c0c2bf2b981e" office:value-type="string">
            <text:p>URUGUAY</text:p>
          </table:table-cell>
          <table:table-cell table:style-name="odsStyleTableCell-7b0d1e5782e21380cdd1c0c2bf2b981e" office:value-type="string">
            <text:p>PESO</text:p>
          </table:table-cell>
          <table:table-cell table:style-name="odsStyleTableCell-7b0d1e5782e21380cdd1c0c2bf2b981e" office:value-type="string">
            <text:p>UYU</text:p>
          </table:table-cell>
          <table:table-cell table:style-name="odsStyleTableCell-5d93f8e27b49cfa15d9518b4438004e5" office:value-type="string">
            <text:p>0.17537</text:p>
          </table:table-cell>
          <table:table-cell table:style-name="odsStyleTableCell-5d93f8e27b49cfa15d9518b4438004e5" office:value-type="string">
            <text:p>39.11830</text:p>
          </table:table-cell>
        </table:table-row>
        <table:table-row table:style-name="ro1">
          <table:table-cell table:style-name="odsStyleTableCell-7b0d1e5782e21380cdd1c0c2bf2b981e" office:value-type="string">
            <text:p>VENEZUELA</text:p>
          </table:table-cell>
          <table:table-cell table:style-name="odsStyleTableCell-7b0d1e5782e21380cdd1c0c2bf2b981e" office:value-type="string">
            <text:p>BOLIVAR DIGITAL</text:p>
          </table:table-cell>
          <table:table-cell table:style-name="odsStyleTableCell-7b0d1e5782e21380cdd1c0c2bf2b981e" office:value-type="string">
            <text:p>VES</text:p>
          </table:table-cell>
          <table:table-cell table:style-name="odsStyleTableCell-5d93f8e27b49cfa15d9518b4438004e5" office:value-type="string">
            <text:p>0.18949</text:p>
          </table:table-cell>
          <table:table-cell table:style-name="odsStyleTableCell-5d93f8e27b49cfa15d9518b4438004e5" office:value-type="string">
            <text:p>36.20300</text:p>
          </table:table-cell>
        </table:table-row>
        <table:table-row table:style-name="ro1">
          <table:table-cell table:style-name="odsStyleTableCell-7b0d1e5782e21380cdd1c0c2bf2b981e" office:value-type="string">
            <text:p>VIETNAM</text:p>
          </table:table-cell>
          <table:table-cell table:style-name="odsStyleTableCell-7b0d1e5782e21380cdd1c0c2bf2b981e" office:value-type="string">
            <text:p>DONG</text:p>
          </table:table-cell>
          <table:table-cell table:style-name="odsStyleTableCell-7b0d1e5782e21380cdd1c0c2bf2b981e" office:value-type="string">
            <text:p>VND</text:p>
          </table:table-cell>
          <table:table-cell table:style-name="odsStyleTableCell-5d93f8e27b49cfa15d9518b4438004e5" office:value-type="string">
            <text:p>0.00028</text:p>
          </table:table-cell>
          <table:table-cell table:style-name="odsStyleTableCell-5d93f8e27b49cfa15d9518b4438004e5" office:value-type="string">
            <text:p>24,628.00000</text:p>
          </table:table-cell>
        </table:table-row>
        <table:table-row table:style-name="ro1">
          <table:table-cell table:style-name="odsStyleTableCell-7b0d1e5782e21380cdd1c0c2bf2b981e" office:value-type="string">
            <text:p/>
          </table:table-cell>
          <table:table-cell table:style-name="odsStyleTableCell-7b0d1e5782e21380cdd1c0c2bf2b981e" office:value-type="string">
            <text:p>DERECHO ESPECIAL DE GIRO</text:p>
          </table:table-cell>
          <table:table-cell table:style-name="odsStyleTableCell-7b0d1e5782e21380cdd1c0c2bf2b981e" office:value-type="string">
            <text:p>USD/D.E.G.</text:p>
          </table:table-cell>
          <table:table-cell table:style-name="odsStyleTableCell-5d93f8e27b49cfa15d9518b4438004e5" office:value-type="string">
            <text:p/>
          </table:table-cell>
          <table:table-cell table:style-name="odsStyleTableCell-5d93f8e27b49cfa15d9518b4438004e5" office:value-type="string">
            <text:p>1.32640</text:p>
          </table:table-cell>
        </table:table-row>
        <table:table-row table:style-name="ro1">
          <table:table-cell table:style-name="odsStyleTableCell-7b0d1e5782e21380cdd1c0c2bf2b981e" office:value-type="string">
            <text:p/>
          </table:table-cell>
          <table:table-cell table:style-name="odsStyleTableCell-7b0d1e5782e21380cdd1c0c2bf2b981e" office:value-type="string">
            <text:p>UNIDAD DE FOMENTO DE VIVIENDA</text:p>
          </table:table-cell>
          <table:table-cell table:style-name="odsStyleTableCell-7b0d1e5782e21380cdd1c0c2bf2b981e" office:value-type="string">
            <text:p>Bs/UFV</text:p>
          </table:table-cell>
          <table:table-cell table:style-name="odsStyleTableCell-5d93f8e27b49cfa15d9518b4438004e5" office:value-type="string">
            <text:p/>
          </table:table-cell>
          <table:table-cell table:style-name="odsStyleTableCell-5d93f8e27b49cfa15d9518b4438004e5" office:value-type="string">
            <text:p>2.4824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471825f82429ea7cfa4d7536816d12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8bd2ae53654bb6250773ac611cd186a6" office:value-type="string">
            <text:p> </text:p>
          </table:table-cell>
          <table:table-cell table:style-name="odsStyleTableCell-8bd2ae53654bb6250773ac611cd186a6" office:value-type="string">
            <text:p>UNIDAD MONETARIA</text:p>
          </table:table-cell>
          <table:table-cell table:style-name="odsStyleTableCell-8bd2ae53654bb6250773ac611cd186a6" office:value-type="string">
            <text:p>MONEDA</text:p>
          </table:table-cell>
          <table:table-cell table:style-name="odsStyleTableCell-8bd2ae53654bb6250773ac611cd186a6" office:value-type="string">
            <text:p>TIPO DE CAMBIO EN M.E.</text:p>
          </table:table-cell>
        </table:table-row>
        <table:table-row table:style-name="ro1">
          <table:table-cell table:style-name="odsStyleTableCell-7b0d1e5782e21380cdd1c0c2bf2b981e" office:value-type="string">
            <text:p>ORO</text:p>
          </table:table-cell>
          <table:table-cell table:style-name="odsStyleTableCell-7b0d1e5782e21380cdd1c0c2bf2b981e" office:value-type="string">
            <text:p>ONZA TROY ORO</text:p>
          </table:table-cell>
          <table:table-cell table:style-name="odsStyleTableCell-7b0d1e5782e21380cdd1c0c2bf2b981e" office:value-type="string">
            <text:p>USD./O.T.F.</text:p>
          </table:table-cell>
          <table:table-cell table:style-name="odsStyleTableCell-5d93f8e27b49cfa15d9518b4438004e5" office:value-type="string">
            <text:p>2,034.21000</text:p>
          </table:table-cell>
        </table:table-row>
        <table:table-row table:style-name="ro1">
          <table:table-cell table:style-name="odsStyleTableCell-7b0d1e5782e21380cdd1c0c2bf2b981e" office:value-type="string">
            <text:p>PLATA</text:p>
          </table:table-cell>
          <table:table-cell table:style-name="odsStyleTableCell-7b0d1e5782e21380cdd1c0c2bf2b981e" office:value-type="string">
            <text:p>ONZA TROY PLATA</text:p>
          </table:table-cell>
          <table:table-cell table:style-name="odsStyleTableCell-7b0d1e5782e21380cdd1c0c2bf2b981e" office:value-type="string">
            <text:p>USD./O.T.F.</text:p>
          </table:table-cell>
          <table:table-cell table:style-name="odsStyleTableCell-5d93f8e27b49cfa15d9518b4438004e5" office:value-type="string">
            <text:p>22.441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471825f82429ea7cfa4d7536816d12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8bd2ae53654bb6250773ac611cd186a6" office:value-type="string">
            <text:p> </text:p>
          </table:table-cell>
          <table:table-cell table:style-name="odsStyleTableCell-8bd2ae53654bb6250773ac611cd186a6" office:value-type="string">
            <text:p>1 MES</text:p>
          </table:table-cell>
          <table:table-cell table:style-name="odsStyleTableCell-8bd2ae53654bb6250773ac611cd186a6" office:value-type="string">
            <text:p>3 MESES</text:p>
          </table:table-cell>
          <table:table-cell table:style-name="odsStyleTableCell-8bd2ae53654bb6250773ac611cd186a6" office:value-type="string">
            <text:p>6 MESES</text:p>
          </table:table-cell>
        </table:table-row>
        <table:table-row table:style-name="ro1">
          <table:table-cell table:style-name="odsStyleTableCell-272f632f8c1aab2086e835e34874ea46" office:value-type="string">
            <text:p>TASA LIBOR(USD)</text:p>
          </table:table-cell>
          <table:table-cell table:style-name="odsStyleTableCell-5d93f8e27b49cfa15d9518b4438004e5" office:value-type="string">
            <text:p>5.44</text:p>
          </table:table-cell>
          <table:table-cell table:style-name="odsStyleTableCell-5d93f8e27b49cfa15d9518b4438004e5" office:value-type="string">
            <text:p>5.60</text:p>
          </table:table-cell>
          <table:table-cell table:style-name="odsStyleTableCell-5d93f8e27b49cfa15d9518b4438004e5" office:value-type="string">
            <text:p>5.7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b0d1e5782e21380cdd1c0c2bf2b981e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45</meta:creation-date>
    <meta:generator>ods générator</meta:generator>
    <dc:date>2024-10-16T13:16:45</dc:date>
    <meta:editing-duration>PT1S</meta:editing-duration>
    <meta:editing-cycles>1</meta:editing-cycles>
    <meta:document-statistic meta:table-count="1" meta:cell-count="4" meta:object-count="0"/>
  </office:meta>
</office:document-meta>
</file>